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811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892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9516in" fo:break-before="auto" style:use-optimal-row-height="true"/>
    </style:style>
    <style:style style:name="ro3" style:family="table-row">
      <style:table-row-properties style:row-height="0.6366in" fo:break-before="auto" style:use-optimal-row-height="true"/>
    </style:style>
    <style:style style:name="ro4" style:family="table-row">
      <style:table-row-properties style:row-height="1.104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in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Symbol" fo:font-size="14pt" fo:font-weight="bold" style:font-name-asian="OpenSymbol" style:font-size-asian="14pt" style:font-weight-asian="bold" style:font-name-complex="OpenSymbol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/>
          <table:table-cell table:style-name="ce5" office:value-type="string">
            <text:p>BDP</text:p>
          </table:table-cell>
          <table:table-cell table:style-name="ce5" office:value-type="string">
            <text:p>BDD</text:p>
          </table:table-cell>
          <table:table-cell table:style-name="ce5" office:value-type="string">
            <text:p>BICS</text:p>
          </table:table-cell>
          <table:table-cell table:style-name="ce11" office:value-type="string">
            <text:p>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Integration</text:p>
          </table:table-cell>
          <table:table-cell table:style-name="ce6" office:value-type="string">
            <text:p>Connections:</text:p>
            <text:p>- BICS</text:p>
            <text:p>- DVCS</text:p>
            <text:p>- HDFS</text:p>
            <text:p>- Cloud Storage</text:p>
          </table:table-cell>
          <table:table-cell table:style-name="ce10" office:value-type="string">
            <text:p>Sources:</text:p>
            <text:p>- csv, xlsx</text:p>
            <text:p>- hive</text:p>
            <text:p>Create hive table in transform.</text:p>
          </table:table-cell>
          <table:table-cell table:style-name="ce6" office:value-type="string">
            <text:p>VA:</text:p>
            <text:p>- xlsx upload (VA)</text:p>
            <text:p>- csv/xlsx upload via APEX (analytics)</text:p>
            <text:p>- database (schema, DbaaS)</text:p>
            <text:p>- data sync</text:p>
          </table:table-cell>
          <table:table-cell table:style-name="ce11"/>
          <table:table-cell table:style-name="ce1" table:number-columns-repeated="1019"/>
        </table:table-row>
        <table:table-row table:style-name="ro3">
          <table:table-cell table:style-name="ce2" office:value-type="string">
            <text:p>Source Files</text:p>
          </table:table-cell>
          <table:table-cell office:value-type="string">
            <text:p>csv, txt, xlsx, xls, pdf, json, xml, rtf, doc, docx, log, tsv, zip, tar, gzip...etc.</text:p>
          </table:table-cell>
          <table:table-cell table:style-name="ce6" office:value-type="string">
            <text:p>Hive table via cli (command line interface) or upload csv, xlsx</text:p>
          </table:table-cell>
          <table:table-cell table:style-name="ce7" office:value-type="string">
            <text:p>xlsx, csv (data sync)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Transforms</text:p>
          </table:table-cell>
          <table:table-cell office:value-type="string">
            <text:p>- data profiling</text:p>
            <text:p>- suggestions</text:p>
            <text:p>- job scheduling</text:p>
            <text:p>- enrichment</text:p>
            <text:p>- user knowledge</text:p>
          </table:table-cell>
          <table:table-cell office:value-type="string">
            <text:p>- entity extraction</text:p>
            <text:p>- nouns</text:p>
            <text:p>- sentiment</text:p>
            <text:p>- geo tagger</text:p>
            <text:p>- tags</text:p>
            <text:p>- phonetic hash</text:p>
            <text:p>- language detection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Mashups</text:p>
          </table:table-cell>
          <table:table-cell table:number-columns-repeated="2" office:value-type="string">
            <text:p>Join capability</text:p>
          </table:table-cell>
          <table:table-cell office:value-type="string">
            <text:p>Analytics: <text:s/>modeling exercise</text:p>
            <text:p>VA: <text:s/>??</text:p>
          </table:table-cell>
          <table:table-cell table:number-columns-repeated="1020"/>
        </table:table-row>
        <table:table-row table:style-name="ro6">
          <table:table-cell table:style-name="ce3" office:value-type="string">
            <text:p>Publish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Dashboards</text:p>
          </table:table-cell>
          <table:table-cell/>
          <table:table-cell table:style-name="ce7"/>
          <table:table-cell table:style-name="ce7" office:value-type="string">
            <text:p>Extensive</text:p>
          </table:table-cell>
          <table:table-cell table:number-columns-repeated="1020"/>
        </table:table-row>
        <table:table-row table:style-name="ro6">
          <table:table-cell table:style-name="ce3" office:value-type="string">
            <text:p>Reports</text:p>
          </table:table-cell>
          <table:table-cell/>
          <table:table-cell table:style-name="ce7"/>
          <table:table-cell table:style-name="ce7" office:value-type="string">
            <text:p>Extensive</text:p>
          </table:table-cell>
          <table:table-cell table:number-columns-repeated="1020"/>
        </table:table-row>
        <table:table-row table:style-name="ro6" table:number-rows-repeated="3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6" table:number-rows-repeated="9">
          <table:table-cell/>
          <table:table-cell table:style-name="ce7" table:number-columns-repeated="3"/>
          <table:table-cell table:style-name="ce9"/>
          <table:table-cell table:number-columns-repeated="1019"/>
        </table:table-row>
        <table:table-row table:style-name="ro6" table:number-rows-repeated="19">
          <table:table-cell/>
          <table:table-cell table:style-name="ce8" table:number-columns-repeated="3"/>
          <table:table-cell table:style-name="ce9"/>
          <table:table-cell table:number-columns-repeated="1019"/>
        </table:table-row>
        <table:table-row table:style-name="ro6" table:number-rows-repeated="8">
          <table:table-cell/>
          <table:table-cell table:style-name="ce9" table:number-columns-repeated="4"/>
          <table:table-cell table:number-columns-repeated="1019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5/19/2016</text:date>, <text:time>15:5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rick Cameron</meta:initial-creator>
    <meta:creation-date>2016-05-19T14:40:13</meta:creation-date>
    <dc:date>2016-05-19T15:54:58</dc:date>
    <dc:creator>Derrick Cameron</dc:creator>
    <meta:editing-duration>PT58M45S</meta:editing-duration>
    <meta:editing-cycles>5</meta:editing-cycles>
    <meta:generator>OpenOffice/4.1.2$Unix OpenOffice.org_project/412m3$Build-9782</meta:generator>
    <meta:document-statistic meta:table-count="3" meta:cell-count="25" meta:object-count="0"/>
  </office:meta>
</office:document-meta>
</file>